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'Roboto Mono', 'Courier New', Courier, monospace, Inter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style:language-complex="gu" style:country-complex="IN"/>
    </style:style>
    <style:style style:name="P4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a42" style:font-name="Menlo" fo:font-size="9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fo:color="#494949" fo:letter-spacing="normal"/>
    </style:style>
    <style:style style:name="P6" style:family="paragraph" style:parent-style-name="Standard">
      <style:text-properties fo:font-variant="normal" fo:text-transform="none" fo:color="#a0a1a7" style:font-name="Calibri" fo:font-size="12pt" fo:letter-spacing="normal" fo:language="en" fo:country="US" fo:font-style="normal" fo:font-weight="normal" style:font-size-asian="12pt" style:font-style-asian="normal" style:font-size-complex="12pt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-4</text:p>
      <text:p text:style-name="P1"/>
      <text:p text:style-name="P1">Module 4 – Introduction to DBMS </text:p>
      <text:p text:style-name="P1"/>
      <text:p text:style-name="Standard"><text:span text:style-name="T1">1)</text:span>Create a new database named school_db and a table called students with the following columns: student_id, student_name, age, class, and address.</text:p>
      <text:p text:style-name="Standard">=&gt;create database school_db;</text:p>
      <text:p text:style-name="Standard">=&gt;create table students(student_id int,student_name varchar(25),age int,class int,address varchar(255));</text:p>
      <text:p text:style-name="Standard"/>
      <text:p text:style-name="Standard">2)Insert five records into the students table and retrieve all records using the SELECT statement. </text:p>
      <text:p text:style-name="Standard">=&gt;insert into students values(11,'jeet',15,9,'ahemdabad');</text:p>
      <text:p text:style-name="Standard">=&gt;insert into students values(12,'reena',16,10,'rajkot');</text:p>
      <text:p text:style-name="Standard">=&gt;insert into students values(13,'meena',13,7,'anand');</text:p>
      <text:p text:style-name="Standard">=&gt;insert into students values(14,'riya',14,8,'junagadh');</text:p>
      <text:p text:style-name="Standard">=&gt;insert into students values(15,'tina',17,11,'gandhinagar');</text:p>
      <text:p text:style-name="Standard"/>
      <text:p text:style-name="Standard">=&gt;select * from students;</text:p>
      <text:p text:style-name="Standard"/>
      <text:p text:style-name="Standard">3)Write SQL queries to retrieve specific columns (student_name and age) from the students table. </text:p>
      <text:p text:style-name="Standard">=&gt;select student_name, age from students;</text:p>
      <text:p text:style-name="Standard"/>
      <text:p text:style-name="Standard">4)Write SQL queries to retrieve all students whose age is greater than 10. </text:p>
      <text:p text:style-name="Standard">=&gt;select * from students where age&gt;10;</text:p>
      <text:p text:style-name="Standard"/>
      <text:p text:style-name="Standard">5)Create a table teachers with the following columns: teacher_id (Primary Key), teacher_name (NOT NULL), subject (NOT NULL), and email (UNIQUE). </text:p>
      <text:p text:style-name="Standard">=&gt;create table teachers( teacher_id int primary key,</text:p>
      <text:p text:style-name="Standard"><text:s text:c="4"/>teacher_name varchar(255) not null,</text:p>
      <text:p text:style-name="Standard"><text:s text:c="4"/>subject varchar(255) not null,</text:p>
      <text:p text:style-name="Standard"><text:s text:c="4"/>email varchar(255) unique);</text:p>
      <text:p text:style-name="Standard"/>
      <text:p text:style-name="Standard">6)Implement a FOREIGN KEY constraint to relate the teacher_id from the teachers table with the students table. </text:p>
      <text:p text:style-name="Standard">=&gt;create table students (</text:p>
      <text:p text:style-name="Standard"><text:s text:c="4"/>student_id int <text:s/>primary key,</text:p>
      <text:p text:style-name="Standard"><text:s text:c="4"/>student_name varchar(255) not null,</text:p>
      <text:p text:style-name="Standard"><text:s text:c="4"/>age int,calss int,address varchar(255),</text:p>
      <text:p text:style-name="Standard"><text:s text:c="4"/>foreign key (teacher_id) references teachers(teacher_id));</text:p>
      <text:p text:style-name="Standard"/>
      <text:p text:style-name="Standard">7)Create a table courses with columns: course_id, course_name, and course_credits. Set the course_id as the primary key. </text:p>
      <text:p text:style-name="Standard">=&gt;create table courses(course_id int primary key,course_name varchar(25),course_credit int);</text:p>
      <text:p text:style-name="Standard"/>
      <text:p text:style-name="Standard">8)Use the CREATE command to create a database university_db. </text:p>
      <text:p text:style-name="Standard">=&gt;create database university_db;</text:p>
      <text:p text:style-name="Standard"/>
      <text:p text:style-name="Standard">9)Modify the courses table by adding a column course_duration using the ALTER command. </text:p>
      <text:p text:style-name="Standard">=&gt;alter table courses add course_duration int;</text:p>
      <text:p text:style-name="Standard"/>
      <text:p text:style-name="Standard">10)Drop the course_credits column from the courses table.</text:p>
      <text:p text:style-name="Standard">=&gt;alter table courses drop column course_credits;</text:p>
      <text:p text:style-name="Standard"><text:soft-page-break/>11)Drop the teachers table from the school_db database.</text:p>
      <text:p text:style-name="Standard">=&gt;drop table teachers;</text:p>
      <text:p text:style-name="Standard"/>
      <text:p text:style-name="Standard">12)Drop the students table from the school_db database and verify that the table has been removed. </text:p>
      <text:p text:style-name="Standard">=&gt;drop table students;</text:p>
      <text:p text:style-name="Standard"/>
      <text:p text:style-name="Standard">13)Insert three records into the courses table using the INSERT command.</text:p>
      <text:p text:style-name="Standard">=&gt;insert into courses table(1,'BCA',200000,3);</text:p>
      <text:p text:style-name="Standard">=&gt;insert into courses table(2,'B.com',300000,3);</text:p>
      <text:p text:style-name="Standard">=&gt;insert into courses table(3,'BBA',250000,3);</text:p>
      <text:p text:style-name="Standard"/>
      <text:p text:style-name="Standard">14)Update the course duration of a specific course using the UPDATE command. </text:p>
      <text:p text:style-name="Standard">=&gt;update courses set courses_duration=4 where course_id=1;</text:p>
      <text:p text:style-name="Standard"/>
      <text:p text:style-name="Standard">15)Delete a course with a specific course_id from the courses table using the DELETE command. </text:p>
      <text:p text:style-name="Standard">=&gt;delete from courses where course_id=2;</text:p>
      <text:p text:style-name="Standard"/>
      <text:p text:style-name="Standard">16) Retrieve all courses from the courses table using the SELECT statement. </text:p>
      <text:p text:style-name="Standard">=&gt;select from courses order by course_name;</text:p>
      <text:p text:style-name="Standard"/>
      <text:p text:style-name="Standard">17)Sort the courses based on course_duration in descending order using ORDER BY.</text:p>
      <text:p text:style-name="Standard">=&gt;select course_id, course_name, course_duration, course_credit</text:p>
      <text:p text:style-name="Standard">from courses</text:p>
      <text:p text:style-name="Standard">order by course_duration desc;</text:p>
      <text:p text:style-name="Standard"/>
      <text:p text:style-name="Standard">18) Limit the results of the SELECT query to show only the top two courses using LIMIT. </text:p>
      <text:p text:style-name="Standard">=&gt;select course_id, course_name, course_duration, course_credit</text:p>
      <text:p text:style-name="Standard">from courses</text:p>
      <text:p text:style-name="Standard">limit 2;</text:p>
      <text:p text:style-name="Standard"/>
      <text:p text:style-name="Standard">19)Create two new users user1 and user2 and grant user1 permission to SELECT from the courses table </text:p>
      <text:p text:style-name="Standard">=&gt;Create user1</text:p>
      <text:p text:style-name="Standard">create user 'user1'@'localhost' identified by 'password1';</text:p>
      <text:p text:style-name="Standard"/>
      <text:p text:style-name="Standard">=&gt;Create user2</text:p>
      <text:p text:style-name="Standard">create user 'user2'@'localhost' identiied by 'password2';</text:p>
      <text:p text:style-name="Standard"/>
      <text:p text:style-name="Standard">=&gt;Grant SELECT permission on courses table to user1</text:p>
      <text:p text:style-name="Standard">grant SELECT ON your_database_name.courses to 'user1'@'localhost';</text:p>
      <text:p text:style-name="Standard"/>
      <text:p text:style-name="Standard">20)Revoke the INSERT permission from user1 and give it to user2. </text:p>
      <text:p text:style-name="Standard">=&gt;Revoke INSERT from user1</text:p>
      <text:p text:style-name="Standard">revoke insert on your_database_name.courses FROM 'user1'@'%';</text:p>
      <text:p text:style-name="Standard"/>
      <text:p text:style-name="Standard">Grant INSERT to user2</text:p>
      <text:p text:style-name="Standard">grant insert ON your_database_name.courses TO 'user2'@'%';</text:p>
      <text:p text:style-name="Standard"/>
      <text:p text:style-name="Standard">21)Insert a few rows into the courses table and use COMMIT to save the changes.</text:p>
      <text:p text:style-name="Standard">=&gt;insert into courses table(4,'MBA',150000,2);</text:p>
      <text:p text:style-name="Standard">=&gt;insert into courses table(5,'M.com',250000,2);</text:p>
      <text:p text:style-name="Standard">=&gt;insert into courses table(6,'MCA',350000,2);</text:p>
      <text:p text:style-name="Standard"><text:soft-page-break/>commit;</text:p>
      <text:p text:style-name="Standard">select * from courses;</text:p>
      <text:p text:style-name="Standard"/>
      <text:p text:style-name="Standard">22): Insert additional rows, then use ROLLBACK to undo the last insert operation. </text:p>
      <text:p text:style-name="Standard">=&gt;select * from courses;</text:p>
      <text:p text:style-name="Standard">=&gt;insert into courses table(4,'MBA',150000,2);</text:p>
      <text:p text:style-name="Standard">=&gt;insert into courses table(5,'M.com',250000,2);</text:p>
      <text:p text:style-name="Standard">=&gt;insert into courses table(6,'MCA',350000,2);</text:p>
      <text:p text:style-name="Standard">=&gt;select * from courses where course_id in(4,5,6);</text:p>
      <text:p text:style-name="Standard">=&gt;ROLLBACK;</text:p>
      <text:p text:style-name="Standard">=&gt;select * from courses where course_id in(4,5,6);</text:p>
      <text:p text:style-name="Standard">=&gt;select * from courses;</text:p>
      <text:p text:style-name="Standard"/>
      <text:p text:style-name="Standard">23)Create a SAVEPOINT before updating the courses table, and use it to roll back specific changes. </text:p>
      <text:p text:style-name="Standard">=&gt;select * from courses;</text:p>
      <text:p text:style-name="Standard">=&gt;begin transaction;</text:p>
      <text:p text:style-name="Standard">savepoint before_course_updates;</text:p>
      <text:p text:style-name="Standard">update courses</text:p>
      <text:p text:style-name="Standard">set course_name='MSC.IT' where id=4;</text:p>
      <text:p text:style-name="Standard">=&gt;select from courses where course_id in(4);</text:p>
      <text:p text:style-name="Standard">=&gt;commit;</text:p>
      <text:p text:style-name="Standard"/>
      <text:p text:style-name="Standard">24)Create two tables: departments and employees. Perform an INNER JOIN to display employees along with their respective departments. </text:p>
      <text:p text:style-name="Standard">=&gt;</text:p>
      <text:p text:style-name="Standard">create table departments (</text:p>
      <text:p text:style-name="Standard"><text:s text:c="4"/>department_id int primary key,</text:p>
      <text:p text:style-name="Standard"><text:s text:c="4"/>department_name varchar(50) not null,</text:p>
      <text:p text:style-name="Standard"><text:s text:c="4"/>location varchar(50)</text:p>
      <text:p text:style-name="Standard">);</text:p>
      <text:p text:style-name="Standard">create table employees (</text:p>
      <text:p text:style-name="Standard"><text:s text:c="4"/>employee_id int primary key,</text:p>
      <text:p text:style-name="Standard"><text:s text:c="4"/>first_name varchar(50) not null,</text:p>
      <text:p text:style-name="Standard"><text:s text:c="4"/>last_name varchar(50) not null,</text:p>
      <text:p text:style-name="Standard"><text:s text:c="4"/>email varchar(100),</text:p>
      <text:p text:style-name="Standard"><text:s text:c="4"/>salary decimal(10, 2),</text:p>
      <text:p text:style-name="Standard"><text:s text:c="4"/>department_id int,</text:p>
      <text:p text:style-name="Standard"><text:s text:c="4"/>hire_date date,</text:p>
      <text:p text:style-name="Standard"><text:s text:c="4"/>foreign key (department_id) references departments(department_id)</text:p>
      <text:p text:style-name="Standard">);</text:p>
      <text:p text:style-name="Standard"/>
      <text:p text:style-name="Standard">insert into departments (department_id, department_name, location) VALUES</text:p>
      <text:p text:style-name="Standard">(1, 'IT', ' anand'),</text:p>
      <text:p text:style-name="Standard">(2, 'Marketing', 'bharuch'),</text:p>
      <text:p text:style-name="Standard">(3, 'Finance', 'rajkot'),</text:p>
      <text:p text:style-name="Standard">(4, 'HR', 'delhi'),</text:p>
      <text:p text:style-name="Standard">(5, 'Operations', 'mumbai');</text:p>
      <text:p text:style-name="Standard"/>
      <text:p text:style-name="Standard">insert into employees (employee_id, first_name, last_name, email, salary, department_id, hire_date) VALUES</text:p>
      <text:p text:style-name="Standard">(101, 'John', 'Doe', 'john.doe@company.com', 75000.00, 1, '2022-01-15'),</text:p>
      <text:p text:style-name="Standard">(102, 'Jane', 'Smith', 'jane.smith@company.com', 68000.00, 2, '2021-03-22'),</text:p>
      <text:p text:style-name="Standard"><text:soft-page-break/>(103, 'Mike', 'Johnson', 'mike.johnson@company.com', 82000.00, 1, '2020-06-10'),</text:p>
      <text:p text:style-name="Standard">(104, 'Sarah', 'Wilson', 'sarah.wilson@company.com', 72000.00, 3, '2022-11-05'),</text:p>
      <text:p text:style-name="Standard">(105, 'David', 'Brown', 'david.brown@company.com', 65000.00, 2, '2023-02-18'),</text:p>
      <text:p text:style-name="Standard">(106, 'Emily', 'Davis', 'emily.davis@company.com', 78000.00, 4, '2021-08-12'),</text:p>
      <text:p text:style-name="Standard">(107, 'Robert', 'Taylor', 'robert.taylor@company.com', 90000.00, 3, '2019-04-30'),</text:p>
      <text:p text:style-name="Standard">(108, 'Lisa', 'Anderson', 'lisa.anderson@company.com', 60000.00, 5, '2023-01-08');</text:p>
      <text:p text:style-name="Standard"/>
      <text:p text:style-name="Standard">=&gt;</text:p>
      <text:p text:style-name="Standard">select </text:p>
      <text:p text:style-name="Standard"><text:s text:c="4"/>e.employee_id,</text:p>
      <text:p text:style-name="Standard"><text:s text:c="4"/>e.first_name,</text:p>
      <text:p text:style-name="Standard"><text:s text:c="4"/>e.last_name,</text:p>
      <text:p text:style-name="Standard"><text:s text:c="4"/>e.email,</text:p>
      <text:p text:style-name="Standard"><text:s text:c="4"/>e.salary,</text:p>
      <text:p text:style-name="Standard"><text:s text:c="4"/>e.hire_date,</text:p>
      <text:p text:style-name="Standard"><text:s text:c="4"/>d.department_name,</text:p>
      <text:p text:style-name="Standard"><text:s text:c="4"/>d.location</text:p>
      <text:p text:style-name="Standard">from employees e</text:p>
      <text:p text:style-name="Standard">inner join departments d on e.department_id = d.department_id</text:p>
      <text:p text:style-name="Standard">order by e.last_name, e.first_name;</text:p>
      <text:p text:style-name="Standard"/>
      <text:p text:style-name="Standard">25)Use a LEFT JOIN to show all departments, even those without employees. </text:p>
      <text:p text:style-name="P3">=&gt;</text:p>
      <text:p text:style-name="Standard"><text:span text:style-name="T2">insert</text:span> <text:span text:style-name="T2">into</text:span> departments (department_id, department_name, location) <text:span text:style-name="T2">values</text:span></text:p>
      <text:p text:style-name="Standard">(6, 'Research &amp; Development', '<text:span text:style-name="T2">bhuj</text:span>');</text:p>
      <text:p text:style-name="P2">=&gt;</text:p>
      <text:p text:style-name="Standard"><text:span text:style-name="T2">select</text:span> * <text:span text:style-name="T2">from</text:span> departments <text:span text:style-name="T2">order</text:span> <text:span text:style-name="T2">by</text:span> department_id;</text:p>
      <text:p text:style-name="P2">=&gt;</text:p>
      <text:p text:style-name="P2">select </text:p>
      <text:p text:style-name="P2"><text:s text:c="4"/>d.department_id,</text:p>
      <text:p text:style-name="P2"><text:s text:c="4"/>d.department_name,</text:p>
      <text:p text:style-name="P2"><text:s text:c="4"/>d.location,</text:p>
      <text:p text:style-name="P2"><text:s text:c="4"/>e.employee_id,</text:p>
      <text:p text:style-name="P2"><text:s text:c="4"/>e.first_name,</text:p>
      <text:p text:style-name="P2"><text:s text:c="4"/>e.last_name,</text:p>
      <text:p text:style-name="P2"><text:s text:c="4"/>e.email,</text:p>
      <text:p text:style-name="P2"><text:s text:c="4"/>e.salary,</text:p>
      <text:p text:style-name="P2"><text:s text:c="4"/>e.hire_date</text:p>
      <text:p text:style-name="P2">from departments d</text:p>
      <text:p text:style-name="P2">left join employees e on d.department_id = e.department_id</text:p>
      <text:p text:style-name="P2">order by d.department_name, e.last_name, e.first_name;</text:p>
      <text:p text:style-name="P2"/>
      <text:p text:style-name="Standard"><text:span text:style-name="T2">26)</text:span>Group employees by department and count the number of employees in each department using GROUP BY. </text:p>
      <text:p text:style-name="P2">=&gt;select </text:p>
      <text:p text:style-name="P2"><text:s text:c="4"/>d.department_id,</text:p>
      <text:p text:style-name="P2"><text:s text:c="4"/>d.department_name,</text:p>
      <text:p text:style-name="P2"><text:s text:c="4"/>count(e.employee_id) as number_of_employees</text:p>
      <text:p text:style-name="P2">fom departments d</text:p>
      <text:p text:style-name="P2">left join employees e on d.department_id = e.department_id</text:p>
      <text:p text:style-name="P2">group by d.department_id, d.department_name</text:p>
      <text:p text:style-name="P2">order by number_of_employees desc;</text:p>
      <text:p text:style-name="Standard"><text:soft-page-break/><text:span text:style-name="T2">27)</text:span>Use the AVG aggregate function to find the average salary of employees in each department. </text:p>
      <text:p text:style-name="P2">=&gt;</text:p>
      <text:p text:style-name="P2">select </text:p>
      <text:p text:style-name="P2"><text:s text:c="4"/>d.department_id,</text:p>
      <text:p text:style-name="P2"><text:s text:c="4"/>d.department_name,</text:p>
      <text:p text:style-name="P2"><text:s text:c="4"/>round(avg(e.salary), 2) as average_salary,</text:p>
      <text:p text:style-name="P2"><text:s text:c="4"/>count(e.employee_id) as number_of_employees</text:p>
      <text:p text:style-name="P2">from departments d</text:p>
      <text:p text:style-name="P2">left join employees e on d.department_id = e.department_id</text:p>
      <text:p text:style-name="P2">grouo by d.department_id, d.department_name</text:p>
      <text:p text:style-name="P2">order by average_salary desc;</text:p>
      <text:p text:style-name="P2"/>
      <text:p text:style-name="Standard"><text:span text:style-name="T2">28)</text:span>Write a stored procedure to retrieve all employees from the employees table based on department. </text:p>
      <text:p text:style-name="P6"/>
      <text:p text:style-name="P5"><text:s text:c="8"/></text:p>
      <text:p text:style-name="P2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'Roboto Mono', 'Courier New', Courier, monospace, Inter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ya bhatt</meta:initial-creator>
    <meta:creation-date>2025-08-22T13:13:22.85</meta:creation-date>
    <dc:date>2025-08-28T22:05:55.63</dc:date>
    <dc:creator>diya bhatt</dc:creator>
    <meta:editing-duration>PT1H15M13S</meta:editing-duration>
    <meta:editing-cycles>9</meta:editing-cycles>
    <meta:generator>OpenOffice/4.1.15$Win32 OpenOffice.org_project/4115m2$Build-9813</meta:generator>
    <meta:document-statistic meta:table-count="0" meta:image-count="0" meta:object-count="0" meta:page-count="5" meta:paragraph-count="179" meta:word-count="956" meta:character-count="7892"/>
  </office:meta>
</office:document-meta>
</file>